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color="#808080" draw:fill="solid" draw:fill-color="#b4c7dc" draw:textarea-vertical-align="middle"/>
    </style:style>
    <style:style style:name="gr2" style:family="graphic" style:parent-style-name="standard">
      <style:graphic-properties draw:stroke="dash" draw:stroke-dash="Long_20_Dash" svg:stroke-color="#808080" draw:fill="none" draw:textarea-horizontal-align="justify" draw:textarea-vertical-align="middle" draw:auto-grow-height="false" fo:min-height="1.509cm" fo:min-width="0.254cm"/>
    </style:style>
    <style:style style:name="gr3" style:family="graphic" style:parent-style-name="objectwithoutfill">
      <style:graphic-properties draw:stroke="dash" draw:stroke-dash="Long_20_Dash" svg:stroke-color="#808080" draw:fill="solid" draw:textarea-vertical-align="middle"/>
    </style:style>
    <style:style style:name="gr4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false" fo:min-height="0.88cm" fo:min-width="2.084cm"/>
      <style:paragraph-properties style:writing-mode="lr-tb"/>
    </style:style>
    <style:style style:name="gr5" style:family="graphic" style:parent-style-name="objectwithoutfill">
      <style:graphic-properties draw:stroke="solid" draw:stroke-dash="Long_20_Dash" svg:stroke-width="0.04cm" svg:stroke-color="#000000" draw:marker-start-width="0.26cm" draw:marker-end="Arrow" draw:marker-end-width="0.36cm" draw:fill="solid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false" fo:min-height="0.666cm" fo:min-width="0.567cm"/>
      <style:paragraph-properties style:writing-mode="lr-tb"/>
    </style:style>
    <style:style style:name="gr7" style:family="graphic" style:parent-style-name="objectwithoutfill">
      <style:graphic-properties draw:stroke="solid" draw:stroke-dash="Long_20_Dash"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8" style:family="graphic" style:parent-style-name="objectwithoutfill">
      <style:graphic-properties draw:stroke="solid" draw:stroke-dash="Long_20_Dash" svg:stroke-width="0.04cm" svg:stroke-color="#000000" draw:fill="solid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false" fo:min-height="0.88cm" fo:min-width="2.482cm"/>
      <style:paragraph-properties style:writing-mode="lr-tb"/>
    </style:style>
    <style:style style:name="gr10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false" fo:min-height="0.88cm" fo:min-width="2.483cm"/>
      <style:paragraph-properties style:writing-mode="lr-tb"/>
    </style:style>
    <style:style style:name="gr11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false" fo:min-height="0.608cm" fo:min-width="3.004cm"/>
      <style:paragraph-properties style:writing-mode="lr-tb"/>
    </style:style>
    <style:style style:name="gr12" style:family="graphic" style:parent-style-name="objectwithoutfill">
      <style:graphic-properties draw:stroke="solid" draw:stroke-dash="Long_20_Dash" svg:stroke-width="0.04cm" svg:stroke-color="#000000" draw:marker-end="Arrow" draw:marker-end-width="0.12cm" draw:fill="solid" draw:textarea-vertical-align="middle" fo:padding-top="0.145cm" fo:padding-bottom="0.145cm" fo:padding-left="0.27cm" fo:padding-right="0.27cm"/>
    </style:style>
    <style:style style:name="gr13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false" fo:min-height="0.609cm" fo:min-width="2.116cm"/>
      <style:paragraph-properties style:writing-mode="lr-tb"/>
    </style:style>
    <style:style style:name="P1" style:family="paragraph">
      <loext:graphic-properties draw:fill="solid" draw:fill-color="#b4c7d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-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2.208cm" svg:height="2.962cm" draw:transform="skewX (0.00069813170079782) rotate (-2.75831834985184) translate (14.9787046227328cm 7.29127388597313cm)" svg:viewBox="0 0 2209 2963" svg:d="M737 2963c252 0 499-81 714-214 189-118 319-304 400-502 75-183 140-370 191-567 50-192 81-382 141-571 90-286-65-589-245-816-155-197-393-251-620-285-226-35-464 49-630 229-152 165-282 348-381 546-106 213-203 434-252 669-44 214-92 441-13 657 88 244 277 418 410 631l129 124 169 68 31 13z">
          <text:p/>
        </draw:path>
        <draw:custom-shape draw:style-name="gr2" draw:text-style-name="P2" draw:layer="layout" svg:width="0.754cm" svg:height="1.759cm" svg:x="12.934cm" svg:y="5.41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311cm" svg:y1="5.416cm" svg:x2="13.311cm" svg:y2="4.411cm">
          <text:p/>
        </draw:line>
        <draw:line draw:style-name="gr3" draw:text-style-name="P3" draw:layer="layout" svg:x1="13.311cm" svg:y1="7.175cm" svg:x2="13.311cm" svg:y2="8.18cm">
          <text:p/>
        </draw:line>
        <draw:line draw:style-name="gr3" draw:text-style-name="P3" draw:layer="layout" svg:x1="13.31cm" svg:y1="4.411cm" svg:x2="12.305cm" svg:y2="4.411cm">
          <text:p/>
        </draw:line>
        <draw:line draw:style-name="gr3" draw:text-style-name="P3" draw:layer="layout" svg:x1="13.31cm" svg:y1="8.181cm" svg:x2="12.305cm" svg:y2="8.181cm">
          <text:p/>
        </draw:line>
        <draw:frame draw:style-name="gr4" draw:text-style-name="P4" draw:layer="layout" svg:width="2.584cm" svg:height="1.13cm" svg:x="11.3cm" svg:y="5.793cm">
          <draw:text-box>
            <text:p><text:span text:style-name="T1">Dipôle on dont on </text:span></text:p>
            <text:p><text:span text:style-name="T1">veut mesurer </text:span></text:p>
            <text:p><text:span text:style-name="T1">la tension</text:span></text:p>
          </draw:text-box>
        </draw:frame>
        <draw:line draw:style-name="gr5" draw:text-style-name="P3" draw:layer="layout" svg:x1="3.257cm" svg:y1="4.41cm" svg:x2="4.137cm" svg:y2="3.405cm">
          <text:p/>
        </draw:line>
        <draw:frame draw:style-name="gr6" draw:text-style-name="P5" draw:layer="layout" svg:width="1.067cm" svg:height="0.916cm" svg:x="3.382cm" svg:y="3.782cm">
          <draw:text-box>
            <text:p><text:span text:style-name="T2">Y</text:span><text:span text:style-name="T3">1</text:span></text:p>
          </draw:text-box>
        </draw:frame>
        <draw:line draw:style-name="gr7" draw:text-style-name="P3" draw:layer="layout" svg:x1="3.257cm" svg:y1="8.181cm" svg:x2="3.257cm" svg:y2="8.809cm">
          <text:p/>
        </draw:line>
        <draw:line draw:style-name="gr8" draw:text-style-name="P3" draw:layer="layout" svg:x1="2.503cm" svg:y1="8.809cm" svg:x2="3.885cm" svg:y2="8.809cm">
          <text:p/>
        </draw:line>
        <draw:line draw:style-name="gr8" draw:text-style-name="P3" draw:layer="layout" svg:x1="2.628cm" svg:y1="8.935cm" svg:x2="3.759cm" svg:y2="8.935cm">
          <text:p/>
        </draw:line>
        <draw:line draw:style-name="gr8" draw:text-style-name="P3" draw:layer="layout" svg:x1="2.754cm" svg:y1="9.061cm" svg:x2="3.634cm" svg:y2="9.061cm">
          <text:p/>
        </draw:line>
        <draw:line draw:style-name="gr8" draw:text-style-name="P3" draw:layer="layout" svg:x1="2.88cm" svg:y1="9.186cm" svg:x2="3.508cm" svg:y2="9.186cm">
          <text:p/>
        </draw:line>
        <draw:frame draw:style-name="gr9" draw:text-style-name="P4" draw:layer="layout" svg:width="2.982cm" svg:height="1.13cm" svg:x="2cm" svg:y="2.401cm">
          <draw:text-box>
            <text:p><text:span text:style-name="T1">Symbole des deux</text:span></text:p>
            <text:p><text:span text:style-name="T1">Branchements pour la</text:span></text:p>
            <text:p><text:span text:style-name="T1">Voie 1</text:span></text:p>
          </draw:text-box>
        </draw:frame>
        <draw:line draw:style-name="gr5" draw:text-style-name="P3" draw:layer="layout" svg:x1="8.285cm" svg:y1="4.424cm" svg:x2="9.165cm" svg:y2="3.419cm">
          <text:p/>
        </draw:line>
        <draw:frame draw:style-name="gr6" draw:text-style-name="P5" draw:layer="layout" svg:width="1.067cm" svg:height="0.916cm" svg:x="8.411cm" svg:y="3.796cm">
          <draw:text-box>
            <text:p><text:span text:style-name="T2">Y</text:span><text:span text:style-name="T3">2</text:span></text:p>
          </draw:text-box>
        </draw:frame>
        <draw:line draw:style-name="gr7" draw:text-style-name="P3" draw:layer="layout" svg:x1="8.285cm" svg:y1="8.195cm" svg:x2="8.285cm" svg:y2="8.823cm">
          <text:p/>
        </draw:line>
        <draw:line draw:style-name="gr8" draw:text-style-name="P3" draw:layer="layout" svg:x1="7.531cm" svg:y1="8.823cm" svg:x2="8.913cm" svg:y2="8.823cm">
          <text:p/>
        </draw:line>
        <draw:line draw:style-name="gr8" draw:text-style-name="P3" draw:layer="layout" svg:x1="7.657cm" svg:y1="8.949cm" svg:x2="8.788cm" svg:y2="8.949cm">
          <text:p/>
        </draw:line>
        <draw:line draw:style-name="gr8" draw:text-style-name="P3" draw:layer="layout" svg:x1="7.782cm" svg:y1="9.074cm" svg:x2="8.662cm" svg:y2="9.074cm">
          <text:p/>
        </draw:line>
        <draw:line draw:style-name="gr8" draw:text-style-name="P3" draw:layer="layout" svg:x1="7.908cm" svg:y1="9.2cm" svg:x2="8.536cm" svg:y2="9.2cm">
          <text:p/>
        </draw:line>
        <draw:frame draw:style-name="gr10" draw:text-style-name="P4" draw:layer="layout" svg:width="2.983cm" svg:height="1.13cm" svg:x="7.028cm" svg:y="2.415cm">
          <draw:text-box>
            <text:p><text:span text:style-name="T1">Symbole des deux</text:span></text:p>
            <text:p><text:span text:style-name="T1">Branchements pour la</text:span></text:p>
            <text:p><text:span text:style-name="T1">Voie 2</text:span></text:p>
          </draw:text-box>
        </draw:frame>
        <draw:line draw:style-name="gr5" draw:text-style-name="P3" draw:layer="layout" svg:x1="13.312cm" svg:y1="4.424cm" svg:x2="14.192cm" svg:y2="3.419cm">
          <text:p/>
        </draw:line>
        <draw:frame draw:style-name="gr6" draw:text-style-name="P5" draw:layer="layout" svg:width="1.067cm" svg:height="0.916cm" svg:x="13.438cm" svg:y="3.796cm">
          <draw:text-box>
            <text:p><text:span text:style-name="T2">Y</text:span><text:span text:style-name="T3">1</text:span></text:p>
          </draw:text-box>
        </draw:frame>
        <draw:line draw:style-name="gr7" draw:text-style-name="P3" draw:layer="layout" svg:x1="13.312cm" svg:y1="8.195cm" svg:x2="13.312cm" svg:y2="8.823cm">
          <text:p/>
        </draw:line>
        <draw:line draw:style-name="gr8" draw:text-style-name="P3" draw:layer="layout" svg:x1="12.558cm" svg:y1="8.823cm" svg:x2="13.94cm" svg:y2="8.823cm">
          <text:p/>
        </draw:line>
        <draw:line draw:style-name="gr8" draw:text-style-name="P3" draw:layer="layout" svg:x1="12.684cm" svg:y1="8.949cm" svg:x2="13.815cm" svg:y2="8.949cm">
          <text:p/>
        </draw:line>
        <draw:line draw:style-name="gr8" draw:text-style-name="P3" draw:layer="layout" svg:x1="12.809cm" svg:y1="9.074cm" svg:x2="13.689cm" svg:y2="9.074cm">
          <text:p/>
        </draw:line>
        <draw:line draw:style-name="gr8" draw:text-style-name="P3" draw:layer="layout" svg:x1="12.935cm" svg:y1="9.2cm" svg:x2="13.563cm" svg:y2="9.2cm">
          <text:p/>
        </draw:line>
        <draw:frame draw:style-name="gr11" draw:text-style-name="P4" draw:layer="layout" svg:width="3.504cm" svg:height="0.858cm" svg:x="12.055cm" svg:y="2.415cm">
          <draw:text-box>
            <text:p><text:span text:style-name="T1">Exemple de représentation</text:span></text:p>
            <text:p><text:span text:style-name="T1">Dans un circuit</text:span></text:p>
          </draw:text-box>
        </draw:frame>
        <draw:line draw:style-name="gr12" draw:text-style-name="P3" draw:layer="layout" svg:x1="13.939cm" svg:y1="8.181cm" svg:x2="13.939cm" svg:y2="4.662cm">
          <text:p/>
        </draw:line>
        <draw:frame draw:style-name="gr13" draw:text-style-name="P4" draw:layer="layout" svg:width="2.616cm" svg:height="0.859cm" svg:x="13.813cm" svg:y="5.794cm">
          <draw:text-box>
            <text:p><text:span text:style-name="T1">Sens de la tension</text:span></text:p>
            <text:p><text:span text:style-name="T1">mesuré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7:40:37.537589124</meta:creation-date>
    <dc:date>2021-06-03T22:29:41.088630006</dc:date>
    <meta:editing-duration>PT4H8M26S</meta:editing-duration>
    <meta:editing-cycles>3</meta:editing-cycles>
    <meta:generator>LibreOffice/6.4.7.2$Linux_X86_64 LibreOffice_project/40$Build-2</meta:generator>
    <meta:document-statistic meta:object-count="33"/>
  </office:meta>
</office:document-meta>
</file>